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f62" officeooo:paragraph-rsid="00046f62"/>
    </style:style>
    <style:style style:name="P2" style:family="paragraph" style:parent-style-name="Standard">
      <style:text-properties fo:font-size="14pt" fo:font-weight="bold" officeooo:rsid="00046f62" officeooo:paragraph-rsid="00046f62" style:font-size-asian="14pt" style:font-weight-asian="bold" style:font-size-complex="14pt" style:font-weight-complex="bold"/>
    </style:style>
    <style:style style:name="P3" style:family="paragraph" style:parent-style-name="Standard">
      <style:text-properties officeooo:rsid="00079700" officeooo:paragraph-rsid="00079700"/>
    </style:style>
    <style:style style:name="P4" style:family="paragraph" style:parent-style-name="Standard">
      <style:text-properties officeooo:rsid="000a1301" officeooo:paragraph-rsid="000a1301"/>
    </style:style>
    <style:style style:name="P5" style:family="paragraph" style:parent-style-name="Standard">
      <style:text-properties officeooo:rsid="000a35f0" officeooo:paragraph-rsid="000a35f0"/>
    </style:style>
    <style:style style:name="P6" style:family="paragraph" style:parent-style-name="Standard">
      <style:text-properties officeooo:rsid="000b399b" officeooo:paragraph-rsid="000b399b"/>
    </style:style>
    <style:style style:name="P7" style:family="paragraph" style:parent-style-name="Standard">
      <style:text-properties officeooo:rsid="00046f62" officeooo:paragraph-rsid="00115ff6"/>
    </style:style>
    <style:style style:name="T1" style:family="text">
      <style:text-properties officeooo:rsid="0006dcb0"/>
    </style:style>
    <style:style style:name="T2" style:family="text">
      <style:text-properties officeooo:rsid="000a1301"/>
    </style:style>
    <style:style style:name="T3" style:family="text">
      <style:text-properties officeooo:rsid="000a35f0"/>
    </style:style>
    <style:style style:name="T4" style:family="text">
      <style:text-properties officeooo:rsid="000b399b"/>
    </style:style>
    <style:style style:name="T5" style:family="text">
      <style:text-properties officeooo:rsid="000cbd87"/>
    </style:style>
    <style:style style:name="T6" style:family="text">
      <style:text-properties officeooo:rsid="000e6c0e"/>
    </style:style>
    <style:style style:name="T7" style:family="text">
      <style:text-properties officeooo:rsid="000f26ac"/>
    </style:style>
    <style:style style:name="T8" style:family="text">
      <style:text-properties officeooo:rsid="00111b2f"/>
    </style:style>
    <style:style style:name="T9" style:family="text">
      <style:text-properties officeooo:rsid="00115f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ndpa’s introductory materials for “Grandpa’s Guide to Debian.”</text:p>
      <text:p text:style-name="P2"/>
      <text:p text:style-name="P1">I have named myself “fanofjcl” for this project as a way to establish “street cred” as a person with a long familiarity with computers. <text:s/>I didn’t really care for JCL, or Job Control Language, used to set up the environment in which a pro<text:span text:style-name="T8">g</text:span>ram would run on IBM mainframe computers, but mastering some of it made me feel like I was in control of a very powerful device. <text:s/></text:p>
      <text:p text:style-name="P1"/>
      <text:p text:style-name="P7">A quick overview <text:span text:style-name="T5">of my experiences with computing: <text:s/>As a </text:span>young teenager I had an introduction to the IBM 650 computer at Stanford University (circa 1956). <text:s/>An Air Force officer who was boarding with my Grandmother in Palo Alto offered to take me to see it in operation. <text:s/>He was, I believe, trying to write a program to perform Analysis of Variance (a statistical technique) using the programming language<text:span text:style-name="T9">s</text:span> <text:span text:style-name="T9">nam</text:span>ed SOAP (<text:span text:style-name="T9">Symbolic Optimal Assembly Program) and FORTRANSIT, an early version of FORTRAN. <text:s/>(More information about these languages and the IBM 650 is at: <text:s/>http://www.columbia.edu/cu/computinghistory/650.html</text:span>). <text:s/></text:p>
      <text:p text:style-name="P7"/>
      <text:p text:style-name="P7">The IBM 650 had a revolving drum for memory – 20,000 numbers, 2,000 addresses! <text:s/>I’m sure the Raspberry Pi Zero could trounce it in any computational discipline. <text:s/><text:span text:style-name="T6">(Look up power consumption, if available at IBM site.)</text:span></text:p>
      <text:p text:style-name="P1"/>
      <text:p text:style-name="P1">I <text:span text:style-name="T9">first </text:span>wrote my own programs for the Burroughs 220 (also at Stanford) as an undergrad at the dawn of the 1960s. <text:s/>The language was Burroughs Algol, or BALGOL. <text:s/>These were standard classroom exercises. <text:s/>Later, I wrote code for Analysis of Variance in FORTRAN on an IBM 1401. <text:s/>And then a variety of programs for statistical data analysis using the IBM 1620 and the IBM 7090./7094, all at the University of Chicago, My wife ran the statistical laboratory <text:span text:style-name="T9">in the Department of Education </text:span>which housed the 1620. <text:s/>The punched card was <text:span text:style-name="T1">the medium of input and output (the punched output cards would be read and the content printed onto paper by the IBM 407 “lister”).</text:span></text:p>
      <text:p text:style-name="P1"/>
      <text:p text:style-name="P3">After graduate work at the University of Chicago, the other places I worked had access to large IBM mainframe computers (Model 360/91, e.g.) as well as competing machines from other manufacturers. <text:s/>JCL was an essential part of running programs on these machines – it was used to specify what program was to be used, what tape the data (if any) was recorded on, and any other resources needed, such as “scratch” tapes that could be used to store intermediate results. <text:s/>Clever specification of these resources could speed up processing. <text:s/></text:p>
      <text:p text:style-name="P3"/>
      <text:p text:style-name="P4">For a short time, I had a terminal in my home that I could connect via modem (300 baud!) to mainframe computers over the telephone lines. <text:s/>But technology was racing ahead and about to bring profound changes to the size and availability of computers.</text:p>
      <text:p text:style-name="P3"/>
      <text:p text:style-name="P3">Beginning in the late 1970s, small computing systems were beginning to be available. <text:s/>I was an early purchaser of a TRS-80. <text:s/>Eventually, I connected this machine to a printing device in my workplace and used it to produce monthly reports (using a program called “The Electric Pencil”). <text:s/>I found this easier than using the main-frame computer to try to generate documents. <text:s/></text:p>
      <text:p text:style-name="P3"/>
      <text:p text:style-name="P3">Subsequently, I used a Commodore-64 (portable version) – but now I was using it for all sorts of documentary purposes and I even used it to handle billing for my wife’s daycare business. <text:s/><text:span text:style-name="T2">However, it wasn’t until 1988 that I was able to use SPSS (Statistical Package for the Social Sciences) – an old stalwart of the mainframe environment – on a desktop computer. <text:s/>Eventually, as micro-computers </text:span><text:soft-page-break/><text:span text:style-name="T2">became more powerful, most of the applications that had been on mainframe machines migrated to the smaller machines. <text:s/></text:span></text:p>
      <text:p text:style-name="P3"/>
      <text:p text:style-name="P4">Well, that sketch shows that I have been around computers for a long time – not as a developer, but as a user, mostly. <text:s/>I did do a little programming in FORTRAN, and I have done a few interesting things with <text:s/>spreadsheets. <text:s/>Presently, I use computers mostly to keep track of finances, <text:span text:style-name="T3">look for information, and entertainment on the Internet, and game-playing. <text:s/>I’ve been interested in computers for a long while and I am interested enough to have purchased two Raspberry Pi computers in hopes that I can learn more.</text:span></text:p>
      <text:p text:style-name="P4"/>
      <text:p text:style-name="P5">So, about this book. <text:s/>My idea is to document what I do using the Raspberry Pi devices (and one other machine I will describe soon). <text:s/>When I run into problems, and I am not able to find an answer online, I ask my Grandson to give me a hand. <text:s/>Consequently, the book will be a bit episodic – about trying to do various things and whether we were successful or not, documenting the steps along the way. <text:s/></text:p>
      <text:p text:style-name="P5"/>
      <text:p text:style-name="P5">First, what machines do I have and what am I trying to do with them?</text:p>
      <text:p text:style-name="P5"/>
      <text:p text:style-name="P5">1. Raspberry Pi Model 2 B. <text:s/>I took delivery one day before the Pi Foundation announced the Model 3. Initially, I wanted to use this P<text:span text:style-name="T7">i</text:span>, along with a Western Digital Pi Drive (made for use with the Pi) as part of a system to record over-the-air TV. <text:s/>So far this hasn’t worked. <text:s/>In the meantime, I wanted to use it to store home videos (some of which are transfers of very old home movies). <text:s/>This has worked a bit, but not perfectly. <text:s/>More detail to be provided later.</text:p>
      <text:p text:style-name="P5"/>
      <text:p text:style-name="P5">2. <text:s/>Raspberry Pi Zero W. <text:s/>I learned my lesson and waited for this upgrade! <text:s/>I use this to run the Raspian Operating System (a version of Debian) with the Raspberry Pi Desktop. <text:s/>I may eventually try to set this up as an auxiliarry to the third, and final, machine <text:span text:style-name="T7">on </text:span>my adventure into Debian.</text:p>
      <text:p text:style-name="P5"/>
      <text:p text:style-name="P5">3. <text:s/>Samsung NC-10. <text:s/>An early “Netbook” – a small laptop. <text:s/>Originally, it came with Windows XP, but that system is no longer supported by Microsoft, so I have updated it to the Raspberry Pi Desktop, Powered by Debian. <text:s/>In keeping with my attempt to learn and document my learning progress in Debian, I am committed to preparing all of my contributions to this document on this device, using the tools in the Raspberry Pi Desktop. <text:s/>Thus, this is being written in LibreOffice Writer. <text:s/><text:span text:style-name="T4">Debian has made this machine much faster and the Raspberry Pi Desktop provides a large variety of useful tools. <text:s/>Rather than lug around my larger Samsung, this device is perfect for excursions to the Coffee Shop or taking on vacation.</text:span></text:p>
      <text:p text:style-name="P5"/>
      <text:p text:style-name="P6">Obsiously, with three different machines, and rather different goals for each, the experiences will be somewhat different. <text:s/>This may make my contribution to the book seem episodic. <text:s/>They won’t constitute a carefully sequenced learning experience designed for instruction. <text:s/>Hopefully, they will be interesting for the reader and may contain nuggets that can be used by others.</text:p>
      <text:p text:style-name="P6"/>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7:44:54.401527617</meta:creation-date>
    <dc:date>2018-04-30T21:44:46.893034437</dc:date>
    <meta:editing-duration>PT21M54S</meta:editing-duration>
    <meta:editing-cycles>9</meta:editing-cycles>
    <meta:generator>LibreOffice/5.2.7.2$Linux_x86 LibreOffice_project/20m0$Build-2</meta:generator>
    <meta:document-statistic meta:table-count="0" meta:image-count="0" meta:object-count="0" meta:page-count="2" meta:paragraph-count="16" meta:word-count="1096" meta:character-count="6430" meta:non-whitespace-character-count="5283"/>
  </office:meta>
</office:document-meta>
</file>